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8">
      <style:text-properties officeooo:rsid="001b06fd" officeooo:paragraph-rsid="00230174"/>
    </style:style>
    <style:style style:name="P2" style:family="paragraph" style:parent-style-name="Standard">
      <style:text-properties officeooo:rsid="001b06fd" officeooo:paragraph-rsid="00230174"/>
    </style:style>
    <style:style style:name="P3" style:family="paragraph" style:parent-style-name="Standard" style:list-style-name="L8">
      <style:text-properties officeooo:rsid="001c2bc4" officeooo:paragraph-rsid="00230174"/>
    </style:style>
    <style:style style:name="P4" style:family="paragraph" style:parent-style-name="Standard">
      <style:text-properties officeooo:rsid="001d909f" officeooo:paragraph-rsid="001d909f"/>
    </style:style>
    <style:style style:name="P5" style:family="paragraph" style:parent-style-name="Standard">
      <style:text-properties officeooo:rsid="00112877" officeooo:paragraph-rsid="00230174"/>
    </style:style>
    <style:style style:name="P6" style:family="paragraph" style:parent-style-name="Standard">
      <style:text-properties officeooo:rsid="001157a0" officeooo:paragraph-rsid="00230174"/>
    </style:style>
    <style:style style:name="P7" style:family="paragraph" style:parent-style-name="Standard">
      <style:text-properties officeooo:rsid="001647d9" officeooo:paragraph-rsid="00230174"/>
    </style:style>
    <style:style style:name="P8" style:family="paragraph" style:parent-style-name="Standard">
      <style:text-properties officeooo:paragraph-rsid="00230174"/>
    </style:style>
    <style:style style:name="P9" style:family="paragraph" style:parent-style-name="Standard">
      <style:text-properties officeooo:rsid="0024a5a0" officeooo:paragraph-rsid="0024a5a0"/>
    </style:style>
    <style:style style:name="P10" style:family="paragraph" style:parent-style-name="Heading_20_2">
      <style:text-properties officeooo:rsid="000e158d" officeooo:paragraph-rsid="00230174"/>
    </style:style>
    <style:style style:name="P11" style:family="paragraph" style:parent-style-name="Heading_20_2">
      <style:text-properties officeooo:rsid="000fa3e5" officeooo:paragraph-rsid="00230174"/>
    </style:style>
    <style:style style:name="P12" style:family="paragraph" style:parent-style-name="Heading_20_2">
      <style:text-properties officeooo:rsid="001b06fd" officeooo:paragraph-rsid="00230174"/>
    </style:style>
    <style:style style:name="P13" style:family="paragraph" style:parent-style-name="Heading_20_2">
      <style:text-properties officeooo:rsid="00174a4c" officeooo:paragraph-rsid="00230174"/>
    </style:style>
    <style:style style:name="P14" style:family="paragraph" style:parent-style-name="Heading_20_2">
      <style:text-properties officeooo:rsid="00145bc5" officeooo:paragraph-rsid="00230174"/>
    </style:style>
    <style:style style:name="P15" style:family="paragraph" style:parent-style-name="Heading_20_2">
      <style:text-properties officeooo:rsid="0022258b" officeooo:paragraph-rsid="0022258b"/>
    </style:style>
    <style:style style:name="P16" style:family="paragraph" style:parent-style-name="Heading_20_2">
      <style:text-properties officeooo:paragraph-rsid="00230174"/>
    </style:style>
    <style:style style:name="P17" style:family="paragraph" style:parent-style-name="Heading_20_2">
      <style:text-properties officeooo:rsid="0024a5a0" officeooo:paragraph-rsid="0024a5a0"/>
    </style:style>
    <style:style style:name="P18" style:family="paragraph" style:parent-style-name="Heading_20_1">
      <style:paragraph-properties fo:text-align="center" style:justify-single-word="false"/>
      <style:text-properties officeooo:rsid="000e158d" officeooo:paragraph-rsid="00230174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112877" officeooo:paragraph-rsid="001d909f"/>
    </style:style>
    <style:style style:name="P21" style:family="paragraph" style:parent-style-name="Text_20_body">
      <style:text-properties officeooo:rsid="001b06fd" officeooo:paragraph-rsid="00230174"/>
    </style:style>
    <style:style style:name="P22" style:family="paragraph" style:parent-style-name="Text_20_body">
      <style:text-properties officeooo:rsid="001d909f" officeooo:paragraph-rsid="001d909f"/>
    </style:style>
    <style:style style:name="P23" style:family="paragraph" style:parent-style-name="Text_20_body" style:list-style-name="L9">
      <style:paragraph-properties fo:text-align="start" style:justify-single-word="false"/>
      <style:text-properties officeooo:rsid="001d909f" officeooo:paragraph-rsid="001d909f"/>
    </style:style>
    <style:style style:name="P24" style:family="paragraph" style:parent-style-name="Text_20_body" style:list-style-name="L10">
      <style:text-properties officeooo:rsid="001d909f" officeooo:paragraph-rsid="001d909f"/>
    </style:style>
    <style:style style:name="P25" style:family="paragraph" style:parent-style-name="Text_20_body" style:list-style-name="L10">
      <style:text-properties officeooo:rsid="001d909f" officeooo:paragraph-rsid="0022258b"/>
    </style:style>
    <style:style style:name="P26" style:family="paragraph" style:parent-style-name="Text_20_body">
      <style:paragraph-properties fo:text-align="start" style:justify-single-word="false"/>
      <style:text-properties officeooo:rsid="001f61ed" officeooo:paragraph-rsid="001f61ed"/>
    </style:style>
    <style:style style:name="P27" style:family="paragraph" style:parent-style-name="Text_20_body">
      <style:text-properties officeooo:rsid="001f72ef" officeooo:paragraph-rsid="001f72ef"/>
    </style:style>
    <style:style style:name="P28" style:family="paragraph" style:parent-style-name="Text_20_body">
      <style:text-properties officeooo:rsid="0022258b" officeooo:paragraph-rsid="0022258b"/>
    </style:style>
    <style:style style:name="P29" style:family="paragraph" style:parent-style-name="Text_20_body" style:list-style-name="L11">
      <style:text-properties officeooo:rsid="0022258b" officeooo:paragraph-rsid="0022258b"/>
    </style:style>
    <style:style style:name="P30" style:family="paragraph" style:parent-style-name="Text_20_body">
      <style:text-properties officeooo:rsid="002293b3" officeooo:paragraph-rsid="002293b3"/>
    </style:style>
    <style:style style:name="P31" style:family="paragraph" style:parent-style-name="Text_20_body">
      <style:text-properties officeooo:rsid="00174a4c" officeooo:paragraph-rsid="00230174"/>
    </style:style>
    <style:style style:name="P32" style:family="paragraph" style:parent-style-name="Text_20_body">
      <style:text-properties officeooo:rsid="000fa3e5" officeooo:paragraph-rsid="00230174"/>
    </style:style>
    <style:style style:name="P33" style:family="paragraph" style:parent-style-name="Text_20_body">
      <style:text-properties officeooo:rsid="00145bc5" officeooo:paragraph-rsid="00230174"/>
    </style:style>
    <style:style style:name="P34" style:family="paragraph" style:parent-style-name="Text_20_body">
      <style:text-properties officeooo:paragraph-rsid="0023590b"/>
    </style:style>
    <style:style style:name="P35" style:family="paragraph" style:parent-style-name="Text_20_body" style:list-style-name="L11">
      <style:text-properties officeooo:rsid="0024a5a0" officeooo:paragraph-rsid="0024a5a0"/>
    </style:style>
    <style:style style:name="P36" style:family="paragraph" style:parent-style-name="Text_20_body" style:list-style-name="L11">
      <style:text-properties officeooo:rsid="0026a168" officeooo:paragraph-rsid="0026a168"/>
    </style:style>
    <style:style style:name="P37" style:family="paragraph" style:parent-style-name="Text_20_body" style:list-style-name="L10">
      <style:text-properties officeooo:rsid="0027ceef" officeooo:paragraph-rsid="0027ceef"/>
    </style:style>
    <style:style style:name="P38" style:family="paragraph" style:parent-style-name="Text_20_body">
      <style:text-properties officeooo:rsid="002a7414" officeooo:paragraph-rsid="002a7414"/>
    </style:style>
    <style:style style:name="P39" style:family="paragraph" style:parent-style-name="Text_20_body">
      <style:text-properties officeooo:paragraph-rsid="002a7414"/>
    </style:style>
    <style:style style:name="P40" style:family="paragraph" style:parent-style-name="Text_20_body" style:list-style-name="L11">
      <style:text-properties officeooo:rsid="002cfdea" officeooo:paragraph-rsid="002cfdea"/>
    </style:style>
    <style:style style:name="P41" style:family="paragraph">
      <style:paragraph-properties fo:text-align="center"/>
    </style:style>
    <style:style style:name="T1" style:family="text">
      <style:text-properties officeooo:rsid="000e158d"/>
    </style:style>
    <style:style style:name="T2" style:family="text">
      <style:text-properties officeooo:rsid="000fa3e5"/>
    </style:style>
    <style:style style:name="T3" style:family="text">
      <style:text-properties officeooo:rsid="001b06fd"/>
    </style:style>
    <style:style style:name="T4" style:family="text">
      <style:text-properties officeooo:rsid="001d909f"/>
    </style:style>
    <style:style style:name="T5" style:family="text">
      <style:text-properties officeooo:rsid="001f0551"/>
    </style:style>
    <style:style style:name="T6" style:family="text">
      <style:text-properties officeooo:rsid="001f72ef"/>
    </style:style>
    <style:style style:name="T7" style:family="text">
      <style:text-properties officeooo:rsid="0021b12e"/>
    </style:style>
    <style:style style:name="T8" style:family="text">
      <style:text-properties officeooo:rsid="0022258b"/>
    </style:style>
    <style:style style:name="T9" style:family="text">
      <style:text-properties officeooo:rsid="002293b3"/>
    </style:style>
    <style:style style:name="T10" style:family="text">
      <style:text-properties officeooo:rsid="00230174"/>
    </style:style>
    <style:style style:name="T11" style:family="text">
      <style:text-properties officeooo:rsid="0023590b"/>
    </style:style>
    <style:style style:name="T12" style:family="text">
      <style:text-properties officeooo:rsid="002418ca"/>
    </style:style>
    <style:style style:name="T13" style:family="text">
      <style:text-properties officeooo:rsid="00250982"/>
    </style:style>
    <style:style style:name="T14" style:family="text">
      <style:text-properties officeooo:rsid="0027ceef"/>
    </style:style>
    <style:style style:name="T15" style:family="text">
      <style:text-properties officeooo:rsid="00286813"/>
    </style:style>
    <style:style style:name="T16" style:family="text">
      <style:text-properties officeooo:rsid="002a741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arotClub servers</text:h>
      <text:h text:style-name="P16" text:outline-level="2"><text:span text:style-name="T2">Definitions</text:span></text:h>
      <text:p text:style-name="P32">A TarotClub <text:span text:style-name="T10">dedicated </text:span>server <text:span text:style-name="T10">is a stand-alone executable (named “tcds”)</text:span> <text:span text:style-name="T10">that </text:span>manages one or more game table. A table gathers 3, 4 or 5 players for different types of games (one shot, tournament …).</text:p>
      <text:p text:style-name="P21"><text:span text:style-name="T3">Each player connected to a server has a unique user identifier (UUID) generated by the server used during the connected session. It may have a new UUID if it disconnect and connect again.</text:span></text:p>
      <text:p text:style-name="P34"><text:span text:style-name="T11">A TarotClub physical server is a computer that is hosting one or more TarotClub dedicated servers. For reliability reasons, it may be good to run several little servers instead of a big one so that one can stop without stopping the others.</text:span></text:p>
      <text:p text:style-name="P34"/>
      <text:p text:style-name="P34"><draw:rect text:anchor-type="paragraph" draw:z-index="1" draw:style-name="gr1" draw:text-style-name="P41" svg:width="2.0098in" svg:height="1.2004in" svg:x="3.4374in" svg:y="0.1098in"><text:p text:style-name="P41">Computer B</text:p></draw:rect><draw:rect text:anchor-type="paragraph" draw:z-index="0" draw:style-name="gr1" draw:text-style-name="P41" svg:width="2.0098in" svg:height="1.2004in" svg:x="0.4799in" svg:y="0.1098in"><text:p text:style-name="P41">Computer A</text:p></draw:rect></text:p>
      <text:p text:style-name="P34"><draw:rect text:anchor-type="paragraph" draw:z-index="3" draw:style-name="gr2" draw:text-style-name="P41" svg:width="0.6039in" svg:height="0.3394in" svg:x="1.1465in" svg:y="0.1161in"><text:p text:style-name="P41">tcds</text:p></draw:rect><draw:rect text:anchor-type="paragraph" draw:z-index="5" draw:style-name="gr2" draw:text-style-name="P41" svg:width="0.6039in" svg:height="0.3394in" svg:x="3.628in" svg:y="0.1161in"><text:p text:style-name="P41">tcds</text:p></draw:rect></text:p>
      <text:p text:style-name="P34"/>
      <text:p text:style-name="P34"><draw:rect text:anchor-type="paragraph" draw:z-index="2" draw:style-name="gr2" draw:text-style-name="P41" svg:width="0.6039in" svg:height="0.3394in" svg:x="0.5602in" svg:y="-0.0327in"><text:p text:style-name="P41">tcds</text:p></draw:rect><draw:rect text:anchor-type="paragraph" draw:z-index="4" draw:style-name="gr2" draw:text-style-name="P41" svg:width="0.6039in" svg:height="0.3394in" svg:x="1.7508in" svg:y="-0.0126in"><text:p text:style-name="P41">tcds</text:p></draw:rect><draw:rect text:anchor-type="paragraph" draw:z-index="6" draw:style-name="gr2" draw:text-style-name="P41" svg:width="0.6039in" svg:height="0.3394in" svg:x="4.4457in" svg:y="-0.0472in"><text:p text:style-name="P41">tcds</text:p></draw:rect></text:p>
      <text:p text:style-name="P34"/>
      <text:p text:style-name="P38"/>
      <text:p text:style-name="P39"><text:span text:style-name="T16">There is no automatic synchronisation between server. It is up to an external entity (eg: a website belonging to a group of user) to scan its owned servers, retrieve all the informations needed (users, score) and consolidate these data in one central place (a database, a file …).</text:span></text:p>
      <text:h text:style-name="Heading_20_2" text:outline-level="2">Server types</text:h>
      <text:list xml:id="list2886173304395981920" text:style-name="L9">
        <text:list-item>
          <text:p text:style-name="P23">Open server: allow anonymous connections, <text:span text:style-name="T5">no any logs nor database support is required</text:span></text:p>
        </text:list-item>
        <text:list-item>
          <text:p text:style-name="P23">Authenticated server: only registered users are allowed to connect. <text:span text:style-name="T5">A database is managed.</text:span></text:p>
        </text:list-item>
      </text:list>
      <text:h text:style-name="Heading_20_2" text:outline-level="2">Authenticat<text:span text:style-name="T4">ed</text:span> server</text:h>
      <text:p text:style-name="P26">An authenticated servers uses an asymetric authentication <text:span text:style-name="T6">to allow the connection of each user</text:span>. </text:p>
      <text:h text:style-name="Heading_20_2" text:outline-level="2">Black list</text:h>
      <text:p text:style-name="P27">A black list is managed to filter players connection. An user can be black listed using the following information: an IP address, <text:span text:style-name="T7">a private key.</text:span></text:p>
      <text:h text:style-name="Heading_20_2" text:outline-level="2">Server<text:span text:style-name="T8">s</text:span> ring</text:h>
      <text:p text:style-name="P28">Since a TarotClub server is a stand-alone executable, it can be usefull and more reliable to create a ring of servers.</text:p>
      <text:h text:style-name="P15" text:outline-level="2">Server information</text:h>
      <text:p text:style-name="P28">The server <text:span text:style-name="T12">(executable) has some parameters stored in a JSON configuration file. This file can be passed as a command line argument. This is useful to execute several TarotClub server instances on the same physical computer.</text:span></text:p>
      <text:list xml:id="list724598841942513740" text:style-name="L11">
        <text:list-item>
          <text:p text:style-name="P29"><text:soft-page-break/>Server name <text:span text:style-name="T13">(supposed to be unique if it belongs to a ring of servers)</text:span></text:p>
        </text:list-item>
        <text:list-item>
          <text:p text:style-name="P40">Server type (open, authenticated)</text:p>
        </text:list-item>
        <text:list-item>
          <text:p text:style-name="P35">Lobby TCP/IP port number</text:p>
        </text:list-item>
        <text:list-item>
          <text:p text:style-name="P36">Tables TCP/IP port starting number (eg: first table will have the port 54180, the se<text:span text:style-name="T14">c</text:span>on<text:span text:style-name="T14">d</text:span> one 54181 …)</text:p>
        </text:list-item>
      </text:list>
      <text:h text:style-name="P19" text:outline-level="1">TarotClub players database</text:h>
      <text:h text:style-name="Heading_20_2" text:outline-level="2">Description</text:h>
      <text:p text:style-name="P4">A TarotClub dedicated server embeds a database engine used to store players statistics.</text:p>
      <text:h text:style-name="Heading_20_2" text:outline-level="2">Users information</text:h>
      <text:p text:style-name="P22">The database stores following information for each user.</text:p>
      <text:list xml:id="list694784934453428196" text:style-name="L10">
        <text:list-item>
          <text:p text:style-name="P24">User ID <text:span text:style-name="T8">(which is supposed to be unique, eg: managed by an external entity)</text:span></text:p>
        </text:list-item>
        <text:list-item>
          <text:p text:style-name="P37"><text:span text:style-name="T15">Status</text:span> (player, admin)</text:p>
        </text:list-item>
        <text:list-item>
          <text:p text:style-name="P24">Last connection date-time</text:p>
        </text:list-item>
        <text:list-item>
          <text:p text:style-name="P24">Score on this server</text:p>
        </text:list-item>
        <text:list-item>
          <text:p text:style-name="P25">User private key <text:span text:style-name="T8">(which is also supposed to be unique...)</text:span></text:p>
        </text:list-item>
      </text:list>
      <text:h text:style-name="Heading_20_2" text:outline-level="2">Server database synchronization</text:h>
      <text:p text:style-name="P28">This is behond this <text:span text:style-name="T9">specification but authenticated users on one server can also be granted in another one by simply creating a new user database entry for this user.</text:span></text:p>
      <text:p text:style-name="P30">This operation is usually performed by the physical server administrator.</text:p>
      <text:p text:style-name="P30"/>
      <text:h text:style-name="P18" text:outline-level="1">TarotClub <text:span text:style-name="T4">N</text:span>etwork <text:span text:style-name="T4">P</text:span>rotocol (TCNP)</text:h>
      <text:h text:style-name="P10" text:outline-level="2">Network transport</text:h>
      <text:p text:style-name="P8"><text:span text:style-name="T1">The TCNP uses TCP/IP and not UDP because it needs reliable connections and does not require fast response time as it is a turn-based game.</text:span></text:p>
      <text:h text:style-name="P11" text:outline-level="2">TCP/IP parameters</text:h>
      <text:p text:style-name="P5">The default TarotClub server TCP port is 4269.</text:p>
      <text:h text:style-name="P12" text:outline-level="2">Protocol robustnesses</text:h>
      <text:p text:style-name="P2">The following protections are integrated inside the TarotClub network protocol</text:p>
      <text:list xml:id="list7608033556544961723" text:style-name="L8">
        <text:list-item>
          <text:p text:style-name="P1">All the IP peers and UUID are tested against the players already in play</text:p>
        </text:list-item>
        <text:list-item>
          <text:p text:style-name="P3">For each packet received by the server, the game state is tested <text:s/>to be sure that the packet is intentionnaly sent at the right time</text:p>
        </text:list-item>
        <text:list-item>
          <text:p text:style-name="P3">All packets sent by the server are acknowledged individually by each client (ie, without counters but states by connected peer)</text:p>
        </text:list-item>
      </text:list>
      <text:h text:style-name="P17" text:outline-level="2"><text:soft-page-break/>Network packet sequence diagram</text:h>
      <text:p text:style-name="P9">See related document.</text:p>
      <text:h text:style-name="P14" text:outline-level="2">Admin commands</text:h>
      <text:p text:style-name="P6">This view shows all the packets transmitted between the server and the client</text:p>
      <text:p text:style-name="P6"/>
      <text:p text:style-name="P7">New game</text:p>
      <text:p text:style-name="P33"/>
      <text:h text:style-name="P13" text:outline-level="2">Game commands</text:h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9:05:47.88</meta:creation-date>
    <dc:date>2014-07-31T07:30:16.089000000</dc:date>
    <meta:editing-duration>P1DT5H35M40S</meta:editing-duration>
    <meta:editing-cycles>33</meta:editing-cycles>
    <meta:generator>LibreOffice/4.2.5.2$Windows_x86 LibreOffice_project/61cb170a04bb1f12e77c884eab9192be736ec5f5</meta:generator>
    <meta:document-statistic meta:table-count="0" meta:image-count="0" meta:object-count="0" meta:page-count="3" meta:paragraph-count="50" meta:word-count="587" meta:character-count="3514" meta:non-whitespace-character-count="2989"/>
  </office:meta>
</office:document-meta>
</file>